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0pt" style:text-underline-style="none" style:font-size-asian="20pt" style:font-size-complex="20pt"/>
    </style:style>
    <style:style style:name="P2" style:family="paragraph" style:parent-style-name="Text_20_body">
      <style:text-properties fo:font-size="14pt" fo:font-style="normal" style:text-underline-style="none" style:font-size-asian="14pt" style:font-style-asian="normal" style:font-size-complex="14pt" style:font-style-complex="normal"/>
    </style:style>
    <style:style style:name="P3" style:family="paragraph" style:parent-style-name="Text_20_body">
      <style:text-properties fo:font-style="normal" style:text-underline-style="none" style:font-style-asian="normal" style:font-style-complex="normal"/>
    </style:style>
    <style:style style:name="P4" style:family="paragraph" style:parent-style-name="Heading_20_1">
      <style:paragraph-properties fo:text-align="center" style:justify-single-word="false"/>
      <style:text-properties fo:font-size="20pt" style:text-underline-style="none" style:font-size-asian="20pt" style:font-size-complex="20pt"/>
    </style:style>
    <style:style style:name="P5" style:family="paragraph" style:parent-style-name="Heading_20_2">
      <style:text-properties fo:font-size="16pt" fo:font-style="normal" style:text-underline-style="none" style:font-size-asian="16pt" style:font-style-asian="normal" style:font-size-complex="16pt" style:font-style-complex="normal"/>
    </style:style>
    <style:style style:name="P6" style:family="paragraph" style:parent-style-name="Heading_20_2">
      <style:text-properties fo:font-size="14pt" fo:font-style="normal" style:text-underline-style="none" style:font-size-asian="14pt" style:font-style-asian="normal" style:font-size-complex="14pt" style:font-style-complex="normal"/>
    </style:style>
    <style:style style:name="P7" style:family="paragraph" style:parent-style-name="Text_20_body" style:list-style-name="L1">
      <style:text-properties fo:font-size="14pt" fo:font-style="normal" style:text-underline-style="none" style:font-size-asian="14pt" style:font-style-asian="normal" style:font-size-complex="14pt" style:font-style-complex="normal"/>
    </style:style>
    <style:style style:name="P8" style:family="paragraph" style:parent-style-name="Text_20_body" style:list-style-name="L2">
      <style:text-properties fo:font-size="14pt" fo:font-style="normal" style:text-underline-style="none" style:font-size-asian="14pt" style:font-style-asian="normal" style:font-size-complex="14pt" style:font-style-complex="normal"/>
    </style:style>
    <style:style style:name="P9" style:family="paragraph" style:parent-style-name="Text_20_body" style:list-style-name="L3">
      <style:text-properties fo:font-size="14pt" fo:font-style="normal" style:text-underline-style="none" style:font-size-asian="14pt" style:font-style-asian="normal" style:font-size-complex="14pt" style:font-style-complex="normal"/>
    </style:style>
    <style:style style:name="P10" style:family="paragraph" style:parent-style-name="Text_20_body" style:list-style-name="L4">
      <style:text-properties fo:font-size="14pt" fo:font-style="normal" style:text-underline-style="none" style:font-size-asian="14pt" style:font-style-asian="normal" style:font-size-complex="14pt" style:font-style-complex="normal"/>
    </style:style>
    <style:style style:name="P11" style:family="paragraph" style:parent-style-name="Text_20_body">
      <style:paragraph-properties fo:text-align="center" style:justify-single-word="false"/>
    </style:style>
    <style:style style:name="T1" style:family="text">
      <style:text-properties fo:font-size="20pt" style:text-underline-style="none" style:font-size-asian="20pt" style:font-size-complex="20pt"/>
    </style:style>
    <style:style style:name="T2" style:family="text">
      <style:text-properties style:font-name="Times New Roman"/>
    </style:style>
    <style:style style:name="T3"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Times New Roman"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h text:style-name="P4" text:outline-level="1">Sujet A : Mouton Simulator</text:h>
      <text:p text:style-name="P11"><text:span text:style-name="T1"/></text:p>
      <text:p text:style-name="P1"/>
      <text:h text:style-name="P5" text:outline-level="2">Compilation :</text:h>
      <text:p text:style-name="Text_20_body"><text:s/></text:p>
      <text:p text:style-name="Text_20_body"><text:span text:style-name="T3"><text:tab/>Afin de compiler notre projet il faut se place dans le dossier « src » et entrer la commande « </text:span><text:span text:style-name="T4">javac -sourcepath ./ <text:s/>./Main.java »</text:span></text:p>
      <text:h text:style-name="P5" text:outline-level="2">Génération de carte :</text:h>
      <text:p text:style-name="P2"/>
      <text:list xml:id="list5813588672561256572" text:style-name="L1">
        <text:list-item>
          <text:list>
            <text:list-item>
              <text:p text:style-name="P7">Fenêtre de création permettant d'entrer les paramètres (nombre d'animaux, taille, présence d'eau...) ainsi que la sélection du mode (respectant le sujet et développé).</text:p>
            </text:list-item>
            <text:list-item>
              <text:p text:style-name="P7">Création d'une carte composée de cases qui elles-même se composent d'un sol et de la possibilités de présence d'une plante et d'un animal.</text:p>
            </text:list-item>
            <text:list-item>
              <text:p text:style-name="P7">Génération des sols en utilisant l’union-find afin que malgré la présence d'eau chaque case de terre soit accessible.</text:p>
            </text:list-item>
            <text:list-item>
              <text:p text:style-name="P7">Vérification des paramètres entré afin que la carte soit possible (nombres d'animaux trop élevé..).</text:p>
            </text:list-item>
          </text:list>
        </text:list-item>
      </text:list>
      <text:h text:style-name="P5" text:outline-level="2">Interface graphique :</text:h>
      <text:p text:style-name="P2"><text:tab/></text:p>
      <text:list xml:id="list4169784720757789926" text:style-name="L2">
        <text:list-item>
          <text:list>
            <text:list-item>
              <text:p text:style-name="P8">La fenêtre principale est composée de deux parties « resizable » un panel dit Overview permettant de surveiller le nombre d'animaux et plantes en présence sur la carte ainsi que d'un panel de jeu.</text:p>
            </text:list-item>
            <text:list-item>
              <text:p text:style-name="P8">Le panel de jeu utilise un Viewport que nous avons crée pour s'afficher qui gère les déplacement au clavier ou à l'aide d'un « MouseDragged », qui intègre un zoom, qui gère le resize et qui permet de gérer quelles case ont besoins de se redessiner (uniquement celle visible à l'écran a un moment donné).</text:p>
            </text:list-item>
            <text:list-item>
              <text:p text:style-name="P8">L'utilisateur peux aussi obtenir des information spécifique sur un animal ou un plante en cliquant droit sur la case sur lequel il/elle se trouve. Les informations apparaissent dans une fenêtre (et un thread) indépendante.</text:p>
            </text:list-item>
          </text:list>
        </text:list-item>
      </text:list>
      <text:h text:style-name="P6" text:outline-level="2"><text:soft-page-break/>Implémentation des règles :</text:h>
      <text:p text:style-name="P2"/>
      <text:list xml:id="list6797209042255508015" text:style-name="L3">
        <text:list-item>
          <text:list>
            <text:list-item>
              <text:p text:style-name="P9">L'univers se met a jour et se redessine en suivant des « tics » que nous avons fixé dans un Thread a par pour ne pas causer de problème au interactions et au appel a la fonction repaint de la fenêtre.</text:p>
            </text:list-item>
            <text:list-item>
              <text:p text:style-name="P9">Les animaux implémentent les règles du sujet en mode classique (règles sur la nourriture les sels minéraux et la reproduction), nous avons ajouté un algorithme d'Astar qui permet aux animaux de calculer le chemin le plus court vers leur objectif a chaque tic.</text:p>
            </text:list-item>
          </text:list>
        </text:list-item>
      </text:list>
      <text:p text:style-name="P2"/>
      <text:h text:style-name="P5" text:outline-level="2">Mode de règle étendu :</text:h>
      <text:p text:style-name="P2"/>
      <text:list xml:id="list7540274418370021931" text:style-name="L4">
        <text:list-item>
          <text:list>
            <text:list-item>
              <text:p text:style-name="P10">Nous avons ajouter différentes nouvelles règles qui nous ont semblé pouvoir renforcer l’intérêt ou la complexité du projet.</text:p>
            </text:list-item>
            <text:list-item>
              <text:p text:style-name="P10">Les animaux et plantes possède un age au bout duquel ils peuvent mourir de vieillesse ainsi qu'un force et une vie qui leur permet de se nourrir de le force et survivre a une première tentative de les manger.</text:p>
            </text:list-item>
            <text:list-item>
              <text:p text:style-name="P10">Les caractéristique d'un animal peuvent varier et dépendent de celles de leurs parents.</text:p>
            </text:list-item>
            <text:list-item>
              <text:p text:style-name="P10">Les plantes ont maintenant un système de reproduction : </text:p>
              <text:p text:style-name="P10">Chaque plante est capable de proliférer dans les cases qui sont à un certain rayon d'elle en y posant une graine qui y poussera.</text:p>
            </text:list-item>
            <text:list-item>
              <text:p text:style-name="P10">La graine fera partie de la même famille que la plante et partagera donc ses caractéristiques. Toutes les plantes d'une même famille partage la même image, afin de les différencier.</text:p>
            </text:list-item>
            <text:list-item>
              <text:p text:style-name="P10">Ces images sont généré à partir de modèles en noir et blanc.</text:p>
            </text:list-item>
          </text:list>
        </text:list-item>
      </text:list>
      <text:p text:style-name="P2"/>
      <text:p text:style-name="P2"><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21:06:48.32</meta:creation-date>
    <dc:date>2015-01-08T15:56:39.43</dc:date>
    <meta:editing-duration>PT16M7S</meta:editing-duration>
    <meta:editing-cycles>2</meta:editing-cycles>
    <meta:generator>OpenOffice/4.0.1$Win32 OpenOffice.org_project/401m5$Build-9714</meta:generator>
    <dc:creator>Gui Bert</dc:creator>
    <meta:document-statistic meta:table-count="0" meta:image-count="0" meta:object-count="0" meta:page-count="2" meta:paragraph-count="26" meta:word-count="494" meta:character-count="2824"/>
  </office:meta>
</office:document-meta>
</file>